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odeCompletionProcessor.computeTagAttributeProposals( String tagName , IvyFile ivyfile , List propList , int caretOff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vyCodeCompletionProcessor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deCompletionProcessor.computeCompletionProposals( IvyFile ivyfile , int caret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CodeCompletionProcessor.IvyCodeCompletionProcessor( Ivy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deCompletionProcessor.computeValueProposals( String tagName , IvyFile ivyfile , List propList , int caretOff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vyCodeCompletionProcessor.get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deCompletionProcessor.computeStructureProposals( IvyFile ivyfile , List propList , int caretOffse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